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ssss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Bassoli</meta:initial-creator>
    <meta:creation-date>2021-02-22T22:35:27.14</meta:creation-date>
    <dc:date>2021-02-22T22:51:53.25</dc:date>
    <dc:creator>Stefano Bassoli</dc:creator>
    <meta:editing-duration>PT1M5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1" meta:word-count="1" meta:character-count="7"/>
  </office:meta>
</office:document-meta>
</file>